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97c3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cd514" officeooo:paragraph-rsid="002cd51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03bf6" officeooo:paragraph-rsid="00303bf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117b5" officeooo:paragraph-rsid="003117b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ddd0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97c3a" officeooo:paragraph-rsid="00297c3a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style:style style:name="T5" style:family="text">
      <style:text-properties officeooo:rsid="002cd514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d450b"/>
    </style:style>
    <style:style style:name="T8" style:family="text">
      <style:text-properties officeooo:rsid="002ddd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17">Step 1: <text:span text:style-name="T1">Create new Project &amp; Install Required Packages/plugins</text:span></text:p>
      <text:p text:style-name="P5"/>
      <text:list xml:id="list558460473" text:style-name="L1">
        <text:list-item>
          <text:p text:style-name="P26">Selenium : Selenium Libraries</text:p>
        </text:list-item>
        <text:list-item>
          <text:p text:style-name="P26">PyTest : Python UnitTest Framework</text:p>
        </text:list-item>
        <text:list-item>
          <text:p text:style-name="P26">pytest-html : PyTest HTML Reports</text:p>
        </text:list-item>
        <text:list-item>
          <text:p text:style-name="P26">pytest-xdist : Run Test Parallel</text:p>
        </text:list-item>
        <text:list-item>
          <text:p text:style-name="P26">Openpyxl : MS Excel support</text:p>
        </text:list-item>
        <text:list-item>
          <text:p text:style-name="P26">Allure-pytest : to generate allure report</text:p>
        </text:list-item>
      </text:list>
      <text:p text:style-name="P6"/>
      <text:p text:style-name="P18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19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0">Step 4: Capture screenshot on failures</text:p>
      <text:p text:style-name="P8"/>
      <text:p text:style-name="P20">4.1 Update Login Test with Screenshot under “testCases”</text:p>
      <text:p text:style-name="P8"/>
      <text:p text:style-name="P21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1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1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16">To Run test on desired browser</text:p>
      <text:p text:style-name="P16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16">To Run test parallel</text:p>
      <text:p text:style-name="P16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22">Step <text:span text:style-name="T3">8</text:span>: <text:span text:style-name="T3">Generate pytest HTML Reports</text:span></text:p>
      <text:p text:style-name="P22"/>
      <text:p text:style-name="P12">8.1: Update conftest.py with pytest hooks</text:p>
      <text:p text:style-name="P12">8.2: To Generate HTML report run below command:</text:p>
      <text:p text:style-name="P23"/>
      <text:p text:style-name="P11">pytest -v -s -n=2 --html=Reports/report.html testCases/test_login.py --browser chrome</text:p>
      <text:p text:style-name="P22"/>
      <text:p text:style-name="P24">Step 9: Automating Data Driven Test Case</text:p>
      <text:p text:style-name="P24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25">Step 10: Adding new test 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25">Step 11: Grouping Tests</text:p>
      <text:p text:style-name="P25"/>
      <text:p text:style-name="P27">11.1. Grouping markers(Add markers to every test methods)</text:p>
      <text:p text:style-name="P27">@pytest.mark.sanity</text:p>
      <text:p text:style-name="P27">@pytest.mark.regression</text:p>
      <text:p text:style-name="P34"/>
      <text:p text:style-name="P27">11.2. Add Marker entries in pytest.ini file</text:p>
      <text:p text:style-name="P27">pytest.ini</text:p>
      <text:p text:style-name="P27">--------</text:p>
      <text:p text:style-name="P27"><text:soft-page-break/>[pytest]</text:p>
      <text:p text:style-name="P27">markers=</text:p>
      <text:p text:style-name="P27"><text:s text:c="3"/>sanity</text:p>
      <text:p text:style-name="P27"><text:s text:c="3"/>regression</text:p>
      <text:p text:style-name="P27"/>
      <text:p text:style-name="P27">11.3. Select groups at run time</text:p>
      <text:p text:style-name="P27"/>
      <text:p text:style-name="P27">-<text:span text:style-name="T5">m “sanity”</text:span></text:p>
      <text:p text:style-name="P27">-<text:span text:style-name="T5">m “regression”</text:span></text:p>
      <text:p text:style-name="P27">-<text:span text:style-name="T5">m “sanity and regression”</text:span></text:p>
      <text:p text:style-name="P27">-<text:span text:style-name="T5">m “sanity or regression”</text:span></text:p>
      <text:p text:style-name="P27"/>
      <text:p text:style-name="P29">Run Command</text:p>
      <text:p text:style-name="P29">pytest -v -m "<text:span text:style-name="T6">sanity </text:span><text:span text:style-name="T7">and regression</text:span>" --html=Reports/report.html testCases/ --browser chrome</text:p>
      <text:p text:style-name="P29"/>
      <text:p text:style-name="P33">Step 1<text:span text:style-name="T8">2</text:span>: <text:span text:style-name="T8">Run Tests in command prompt &amp; run shell script file</text:span></text:p>
      <text:p text:style-name="P33"/>
      <text:p text:style-name="P28">1<text:span text:style-name="T8">2</text:span>.1. <text:span text:style-name="T8">Create run.bat file for windows or run.sh file for linux or macos</text:span></text:p>
      <text:p text:style-name="P28"/>
      <text:p text:style-name="P28"/>
      <text:p text:style-name="P30">Step 13: Push the code to Git &amp; GitHub Repository</text:p>
      <text:p text:style-name="P30"/>
      <text:p text:style-name="P31">Step 14: Run Tests using Jenki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5T09:42:10.991410516</dc:date>
    <meta:editing-duration>P1DT23H45M46S</meta:editing-duration>
    <meta:editing-cycles>20</meta:editing-cycles>
    <meta:document-statistic meta:table-count="0" meta:image-count="0" meta:object-count="0" meta:page-count="4" meta:paragraph-count="104" meta:word-count="525" meta:character-count="3637" meta:non-whitespace-character-count="3190"/>
  </office:meta>
</office:document-meta>
</file>